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fo:line-height="115%"/>
    </style:style>
    <style:style style:name="P2" style:family="paragraph" style:parent-style-name="Standard">
      <style:paragraph-properties fo:margin-top="0cm" fo:margin-bottom="0cm" loext:contextual-spacing="false" fo:line-height="115%" fo:text-align="center" style:justify-single-word="false"/>
    </style:style>
    <style:style style:name="P3" style:family="paragraph" style:parent-style-name="Standard">
      <style:paragraph-properties fo:margin-top="0cm" fo:margin-bottom="0cm" loext:contextual-spacing="false" fo:line-height="115%" fo:text-align="center" style:justify-single-word="false"/>
      <style:text-properties style:font-name="Arial" fo:font-size="12pt" fo:font-weight="bold" style:font-size-asian="12pt" style:font-weight-asian="bold" style:font-name-complex="Arial1"/>
    </style:style>
    <style:style style:name="P4" style:family="paragraph" style:parent-style-name="Standard">
      <style:paragraph-properties fo:margin-top="0cm" fo:margin-bottom="0cm" loext:contextual-spacing="false" fo:line-height="115%"/>
      <style:text-properties style:font-name="Arial" fo:font-size="12pt" style:font-size-asian="12pt" style:font-name-complex="Arial1"/>
    </style:style>
    <style:style style:name="P5" style:family="paragraph" style:parent-style-name="Standard" style:master-page-name="Standard">
      <style:paragraph-properties fo:margin-top="0cm" fo:margin-bottom="0cm" loext:contextual-spacing="false" fo:line-height="115%" fo:text-align="center" style:justify-single-word="false" style:page-number="auto"/>
    </style:style>
    <style:style style:name="T1" style:family="text">
      <style:text-properties style:font-name="Arial" fo:font-size="12pt" fo:font-weight="bold" style:font-size-asian="12pt" style:font-weight-asian="bold" style:font-name-complex="Arial1"/>
    </style:style>
    <style:style style:name="T2" style:family="text">
      <style:text-properties style:font-name="Arial" fo:font-size="12pt" style:font-size-asian="12pt"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oding da Vinci Süd 2019</text:span></text:p>
      <text:p text:style-name="P3"/>
      <text:p text:style-name="P2"><text:span text:style-name="T1">Deutsches Museum: Porträtdarstellungen aus fünf Jahrhunderten</text:span></text:p>
      <text:p text:style-name="P4"/>
      <text:p text:style-name="P4"/>
      <text:p text:style-name="P1"><text:bookmark text:name="_GoBack"/><text:span text:style-name="T2">Der Porträtbestand des Archivs am Deutschen Museum umfasst rund 12.000 Fotografien, Druckgrafiken und Zeichnungen. Der Schwerpunkt liegt im 19. und 20. Jahrhundert, jedoch sind auch zahlreiche Druckgrafiken enthalten, die bis ins 16. Jahrhundert zurückreichen. Den von der forschenden Öffentlichkeit häufig nachgefragten Porträts von Wissenschaftlern, Technikern, Ingenieuren, Industriellen, Architekten, Künstlern, Adeligen, Pädagogen, Seeleuten und Bergmännern wurden bei der Erschließung vielseitig kombinierbare Daten beigefügt. Schließlich wurden Images und Metadaten miteinander verknüpft und recherchierbar online gestellt (www.digiporta.net). </text:span></text:p>
      <text:p text:style-name="P1"><text:span text:style-name="T2"><text:line-break/>Der bereitgestellte Teilbestand umfasst alle rechtefreien Datensätze und Medien. Bei der Erschließung wurden für die Personendaten die zugehörigen GND-Nummern (Gemeinsame Normdatei der Deutschen Nationalbibliothek) recherchiert und eingetragen. Neben Bildbeschreibung und Bemerkung (Volltext) wurden auch weitere Personen (FotografIn, DruckerIn, weitere Dargestellte etc.) namentlich erfasst und mit GND-Nummer versehen. Für Ortsangaben wurden Geokoordinaten (GML) eingetragen. Herstellungsdatum und -ort wurden ebenso verzeichnet wie die Herstellungstechnik, das Trägermaterial und die Bildformate der Originale. Hingewiesen wird auch auf die Provenienz der Porträts und die Vernetzung des Einzelbildes mit einem übergeordneten Bestand (zum Beispiel die Sammlung des Botanikers und Professors der Pharmakognose Gregor Konrad Michael Kraus).</text:span></text:p>
      <text:p text:style-name="P4"/>
      <text:p text:style-name="P1"><text:span text:style-name="T2">Art der Mediendaten: Digitalisate</text:span></text:p>
      <text:p text:style-name="P4"/>
      <text:p text:style-name="P1"><text:span text:style-name="T2">Lieferformat der Mediendaten: JPG, 600 dpi, RGB, 24 Bit</text:span></text:p>
      <text:p text:style-name="P4"/>
      <text:p text:style-name="P1"><text:span text:style-name="T2">Gesamtanzahl der Mediendateien: 6758</text:span></text:p>
      <text:p text:style-name="P1"><text:span text:style-name="T2">Anzahl der dargestellten Objekte, falls abweichend: 6070</text:span></text:p>
      <text:p text:style-name="P4"/>
      <text:p text:style-name="P1"><text:span text:style-name="T2">Gesamtgröße der Mediendateien (Speichermenge): 31 GB </text:span></text:p>
      <text:p text:style-name="P4"/>
      <text:p text:style-name="P1"><text:span text:style-name="T2">Lieferformat der Metadaten: XML</text:span></text:p>
      <text:p text:style-name="P4"/>
      <text:p text:style-name="P1"><text:span text:style-name="T2">Metadatenstandards: LIDO</text:span></text:p>
      <text:p text:style-name="P4"/>
      <text:p text:style-name="P1"><text:span text:style-name="T2">Dokumentation/Legenden zu den Metadaten: lido-schema.org</text:span></text:p>
      <text:p text:style-name="P4"/>
      <text:p text:style-name="P1"><text:span text:style-name="T2">Georeferenzen: Geokoordinaten (GML)</text:span></text:p>
      <text:p text:style-name="P4"/>
      <text:p text:style-name="P1"><text:soft-page-break/><text:span text:style-name="T2">Kontrolliertes Vokabular: Berufsindex (lokal), GND</text:span></text:p>
      <text:p text:style-name="P1"><text:span text:style-name="T2">Thematisch passende Datensets: Digitaler Portraitindex, Kalliope, Portraitsammlungen der Universität Tübingen</text:span></text:p>
      <text:p text:style-name="P4"/>
      <text:p text:style-name="P1"><text:span text:style-name="T2">Datenbezogene Challenge(s): /</text:span></text:p>
      <text:p text:style-name="P4"/>
      <text:p text:style-name="P1"><text:span text:style-name="T2">Lizenz der Metadaten: CCO</text:span></text:p>
      <text:p text:style-name="P1"><text:span text:style-name="T2">Lizenz der Mediendateien: CC By-SA</text:span></text:p>
      <text:p text:style-name="P4"/>
      <text:p text:style-name="P1"><text:span text:style-name="T2">Namensnennung: Deutsches Museum </text:span></text:p>
      <text:p text:style-name="P4"/>
      <text:p text:style-name="P1"><text:span text:style-name="T2">Link zur API </text:span><text:a xlink:type="simple" xlink:href="http://www.digiporta.net/opendata/" text:style-name="ListLabel_20_1" text:visited-style-name="ListLabel_20_1"><text:span text:style-name="Internet_20_link"><text:span text:style-name="T2">http://www.digiporta.net/opendata/</text:span></text:span></text:a></text:p>
      <text:p text:style-name="P1"><text:span text:style-name="T2">Datenbereitstellung: </text:span><text:a xlink:type="simple" xlink:href="http://www.digiporta.net/opendata/" text:style-name="ListLabel_20_1" text:visited-style-name="ListLabel_20_1"><text:span text:style-name="Internet_20_link"><text:span text:style-name="T2">http://www.digiporta.net/opendata/</text:span></text:span></text:a></text:p>
      <text:p text:style-name="P1"><text:span text:style-name="T2">Link zu den Mediendateien: </text:span><text:a xlink:type="simple" xlink:href="http://www.digiporta.net/opendata/" text:style-name="ListLabel_20_1" text:visited-style-name="ListLabel_20_1"><text:span text:style-name="Internet_20_link"><text:span text:style-name="T2">http://www.digiporta.net/opendata/</text:span></text:span></text:a></text:p>
      <text:p text:style-name="P1"><text:span text:style-name="T2">Link zu den Metadaten: </text:span><text:a xlink:type="simple" xlink:href="http://www.digiporta.net/opendata/" text:style-name="ListLabel_20_1" text:visited-style-name="ListLabel_20_1"><text:span text:style-name="Internet_20_link"><text:span text:style-name="T2">http://www.digiporta.net/opendata/</text:span></text:span></text:a></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Fabienne Huguenin, 1.4.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guenin, Fabienne</meta:initial-creator>
    <dc:creator>Huguenin, Fabienne</dc:creator>
    <meta:editing-cycles>4</meta:editing-cycles>
    <meta:creation-date>2019-04-01T14:14:00</meta:creation-date>
    <dc:date>2019-04-01T14:14:00</dc:date>
    <meta:editing-duration>P0D</meta:editing-duration>
    <meta:generator>LibreOffice/6.0.6.2$Windows_X86_64 LibreOffice_project/0c292870b25a325b5ed35f6b45599d2ea4458e77</meta:generator>
    <meta:document-statistic meta:table-count="0" meta:image-count="0" meta:object-count="0" meta:page-count="2" meta:paragraph-count="24" meta:word-count="278" meta:character-count="2483" meta:non-whitespace-character-count="2225"/>
    <meta:user-defined meta:name="AppVersion">16.0000</meta:user-defined>
    <meta:user-defined meta:name="Company">DeutschesMuseu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